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05.1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0.8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fo:font-size="12pt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font-size="12pt" fo:text-shadow="none" style:text-underline-style="none" fo:font-weight="normal" style:text-underline-mode="continuous" style:text-overline-mode="continuous" style:text-line-through-mode="continuous" style:font-weight-asian="normal" style:font-size-complex="6.80000019073486pt" style:language-complex="none" style:country-complex="none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language="de" fo:country="DE" fo:font-style="italic" style:letter-kerning="true" style:font-name-asian="Lohit Devanagari" style:font-size-asian="12pt" style:language-asian="hi" style:country-asian="IN" style:font-style-asian="italic" style:font-style-complex="italic"/>
    </style:style>
    <style:style style:name="T2" style:family="text">
      <style:text-properties style:use-window-font-color="true" fo:font-style="italic" style:letter-kerning="true" fo:language="de" fo:country="DE" style:language-asian="hi" style:country-asian="IN" style:font-name-asian="Lohit Devanagari" style:font-size-asian="12pt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stancia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subcategorí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lación prematrimonial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ogamia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ligamia</text:p>
          </table:table-cell>
          <table:table-cell office:value-type="string" calcext:value-type="string">
            <text:p>relació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da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to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borto natural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borto provocado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rtilización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to sexual</text:p>
          </table:table-cell>
          <table:table-cell office:value-type="string" calcext:value-type="string">
            <text:p>acto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empo romántico-erótico en pareja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icitación a práctica sexu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gasm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yaculació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empo después del sex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sección acto sexua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to sexual penetrativo vaginal (coito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mer acto sexu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itus interruptus (penetración vaginal eyaculando fuera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sturbació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ráctia de sexo or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áctica de sexo anal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Práctica de sexo sin penetración (<text:span text:style-name="T2">frottage, petting</text:span>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ráctica de sexo no consentida a mujeres (violación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áctica de sexo no consentida a hombres (violación)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tras prácticas sexuales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ontacto físico erótico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coso sexual a mujer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coso sexual a hombre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sar sexualmente a alguien</text:p>
          </table:table-cell>
          <table:table-cell office:value-type="string" calcext:value-type="string">
            <text:p>acto</text:p>
          </table:table-cell>
          <table:table-cell office:value-type="string" calcext:value-type="string">
            <text:p>tipo de acto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ráctica de sexo 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cto sexual en el matrimonio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áctica sexual fuera del matrimonio (fornicación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ráctica sexual antes del matrimonio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ráctica de sexo al aire libre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situació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cto sexual por dinero o bienes (prostitución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cto sexual con personal religioso (sacerdotisas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ráctica sexual entre hombres (sexo gay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ráctica sexual entre mujeres (sexo lésbico)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cto sexual entre hijos y padr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cto sexual entre herman@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Acto sexual con tí@s o <text:a xlink:href="mailto:prim@s" xlink:type="simple">prim@s</text:a>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cto sexual entre humanos y ángel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Acto sexual entre humanos y animal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Acto sexual entre animale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cto sexual entre más de dos personas</text:p>
          </table:table-cell>
          <table:table-cell office:value-type="string" calcext:value-type="string">
            <text:p>acto</text:p>
          </table:table-cell>
          <table:table-cell table:style-name="ce5" office:value-type="string" calcext:value-type="string">
            <text:p>acto según participante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irgindad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nfertilidad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snudez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embarazo</text:p>
          </table:table-cell>
          <table:table-cell office:value-type="string" calcext:value-type="string">
            <text:p>estados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Órgano sexual masculino (pene y testítulos)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Órgano sexual femenino (vagina, clítoris y vulva)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no y glúteos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echos femeninos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echos masculinos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enstruación</text:p>
          </table:table-cell>
          <table:table-cell table:style-name="ce5" office:value-type="string" calcext:value-type="string">
            <text:p>Partes y funciones corporales</text:p>
          </table:table-cell>
          <table:table-cell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Default" office:value-type="string" calcext:value-type="string">
            <text:p>objetos sexuales</text:p>
          </table:table-cell>
          <table:table-cell office:value-type="string" calcext:value-type="string">
            <text:p>objetos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mbres homosexuales (gay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ujeres homosexuales (lesbian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ersonas que no se identifican claramente como hombre o mujer (transexuale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sona que no tiene genitales (eunuco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ujeres que realizan sexo por dinero o bienes (prostitut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ombres que realizan sexo por dinero o bienes (prostitut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ujeres que realizan sexo dentro de una institución religiosa (sacerdotisas)</text:p>
          </table:table-cell>
          <table:table-cell office:value-type="string" calcext:value-type="string">
            <text:p>grupos</text:p>
          </table:table-cell>
          <table:table-cell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3" calcext:value-type="float">
            <text:p>63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5" calcext:value-type="float">
            <text:p>65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6" calcext:value-type="float">
            <text:p>66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0" calcext:value-type="float">
            <text:p>70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1" calcext:value-type="float">
            <text:p>71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Default"/>
          <table:table-cell table:number-columns-repeated="2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 style:data-style-name="N2" text:time-value="10:38:09.893664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4:17:03.267704656</meta:creation-date>
    <dc:date>2020-04-08T15:26:45.991038659</dc:date>
    <meta:editing-duration>PT49M12S</meta:editing-duration>
    <meta:editing-cycles>1</meta:editing-cycles>
    <meta:generator>LibreOffice/6.0.7.3$Linux_X86_64 LibreOffice_project/00m0$Build-3</meta:generator>
    <meta:document-statistic meta:table-count="2" meta:cell-count="238" meta:object-count="0"/>
  </office:meta>
</office:document-meta>
</file>